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7668d"/>
    </style:style>
    <style:style style:name="P2" style:family="paragraph" style:parent-style-name="Preformatted_20_Text">
      <style:paragraph-properties fo:orphans="1" style:writing-mode="lr-tb"/>
      <style:text-properties officeooo:paragraph-rsid="0007668d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7668d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7668d"/>
    </style:style>
    <style:style style:name="P5" style:family="paragraph" style:parent-style-name="Preformatted_20_Text">
      <style:paragraph-properties fo:orphans="1"/>
      <style:text-properties officeooo:paragraph-rsid="0007668d"/>
    </style:style>
    <style:style style:name="P6" style:family="paragraph" style:parent-style-name="Text_20_body">
      <style:paragraph-properties fo:orphans="1"/>
      <style:text-properties officeooo:paragraph-rsid="00076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8: Refining the Harmonic Scaling Analysis of COM Mass Gaps</text:span></text:p>
      <text:p text:style-name="P2"/>
      <text:p text:style-name="P2"><text:span text:style-name="Source_20_Text"># Compute harmonic integer multiples of COM mass gaps</text:span></text:p>
      <text:p text:style-name="P2"><text:span text:style-name="Source_20_Text">harmonic_multiples = [n * energy_gaps[0] for n in range(1, 21)]</text:span></text:p>
      <text:p text:style-name="P2"/>
      <text:p text:style-name="P2"><text:span text:style-name="Source_20_Text"># Compute closest harmonic multiples to known particle masses</text:span></text:p>
      <text:p text:style-name="P2"><text:span text:style-name="Source_20_Text">mass_alignment = {</text:span></text:p>
      <text:p text:style-name="P2"><text:span text:style-name="Source_20_Text"><text:s text:c="4"/>particle: min(harmonic_multiples, key=lambda x: abs(x - mass))</text:span></text:p>
      <text:p text:style-name="P2"><text:span text:style-name="Source_20_Text"><text:s text:c="4"/>for particle, mass in particle_masses.items()</text:span></text:p>
      <text:p text:style-name="P2"><text:span text:style-name="Source_20_Text">}</text:span></text:p>
      <text:p text:style-name="P2"/>
      <text:p text:style-name="P2"><text:span text:style-name="Source_20_Text"># Compute percentage error for alignment</text:span></text:p>
      <text:p text:style-name="P2"><text:span text:style-name="Source_20_Text">percentage_errors = {</text:span></text:p>
      <text:p text:style-name="P2"><text:span text:style-name="Source_20_Text"><text:s text:c="4"/>particle: abs((mass - mass_alignment[particle]) / mass) * 100 for particle, mass in particle_masses.items()</text:span></text:p>
      <text:p text:style-name="P2"><text:span text:style-name="Source_20_Text">}</text:span></text:p>
      <text:p text:style-name="P2"/>
      <text:p text:style-name="P2"><text:span text:style-name="Source_20_Text"># Return refined harmonic mass alignment and errors</text:span></text:p>
      <text:p text:style-name="P3"><text:span text:style-name="Source_20_Text">mass_alignment, percentage_errors</text:span></text:p>
      <text:p text:style-name="P6">Result</text:p>
      <text:p text:style-name="P5">({'Electron': 9.237027616877944e-27,</text:p>
      <text:p text:style-name="P5"><text:s text:c="2"/>'Up Quark': 9.237027616877944e-27,</text:p>
      <text:p text:style-name="P5"><text:s text:c="2"/>'Down Quark': 9.237027616877944e-27,</text:p>
      <text:p text:style-name="P5"><text:s text:c="2"/>'Neutrino (upper limit)': 9.237027616877944e-27,</text:p>
      <text:p text:style-name="P5"><text:s text:c="2"/>'Muon': 8.313324855190149e-27,</text:p>
      <text:p text:style-name="P5"><text:s text:c="2"/>'Tau': 4.618513808438972e-28},</text:p>
      <text:p text:style-name="P5"><text:s/>{'Electron': 99.99999999998872,</text:p>
      <text:p text:style-name="P5"><text:s text:c="2"/>'Up Quark': 99.99999999991603,</text:p>
      <text:p text:style-name="P5"><text:s text:c="2"/>'Down Quark': 99.99999999996152,</text:p>
      <text:p text:style-name="P5"><text:s text:c="2"/>'Neutrino (upper limit)': 99.99999711342888,</text:p>
      <text:p text:style-name="P5"><text:s text:c="2"/>'Muon': 99.99999999999994,</text:p>
      <text:p text:style-name="P4"><text:s text:c="2"/>'Tau': 100.0}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4:10:45.803280971</meta:creation-date>
    <dc:date>2025-02-09T04:11:28.195139932</dc:date>
    <meta:editing-duration>PT43S</meta:editing-duration>
    <meta:editing-cycles>1</meta:editing-cycles>
    <meta:document-statistic meta:table-count="0" meta:image-count="0" meta:object-count="0" meta:page-count="1" meta:paragraph-count="27" meta:word-count="122" meta:character-count="1051" meta:non-whitespace-character-count="923"/>
    <meta:generator>LibreOffice/24.2.7.2$Linux_X86_64 LibreOffice_project/420$Build-2</meta:generator>
  </office:meta>
</office:document-meta>
</file>